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master-page-name="MP0">
      <style:paragraph-properties style:page-number="auto" fo:break-before="page"/>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oup 6 Testing Questionaire</text:p>
      <text:p text:style-name="Standard"/>
      <text:p text:style-name="Standard">Q<text:span text:style-name="Default_20_Paragraph_20_Font"><text:span text:style-name="T1">1</text:span></text:span>: Were you able to work out the hunting mechanic without assistance?</text:p>
      <text:p text:style-name="Standard">It took a while, and I'm still not sure how to send out a specific guy to fight. I tried selecting a bunch of guys and right clicking on the dinosaurs but it didn't seem to do anything. After a while I saw the hunt selected button but it only seems to send out one guy even if I've selected more.</text:p>
      <text:p text:style-name="Standard"/>
      <text:p text:style-name="Standard">Q<text:span text:style-name="Default_20_Paragraph_20_Font"><text:span text:style-name="T1">2</text:span></text:span>: Were you able to successfully hunt any dinosaurs? If so, which ones, and how? Which weapons and armour did you use and how many hunters did you send?</text:p>
      <text:p text:style-name="Standard">Well, I got attacked by a big red and grey one with a sort of shell after a little while so I tried to equip one of my people with a gun and metal armour but when I finally worked out how to send someone after it, the guy I'd equipped didn't go, someone else did.</text:p>
      <text:p text:style-name="Standard"/>
      <text:p text:style-name="Standard">Q<text:span text:style-name="Default_20_Paragraph_20_Font"><text:span text:style-name="T1">3</text:span></text:span>: Was it clear what each of the buildings did and how to use them?</text:p>
      <text:p text:style-name="Standard">The barracks seemed to be some kind of quest building offering jobs, and asking for items-but I could increase or decrease how many it wanted? It didn't seem to do anything either, I'm not really sure what it was for. Some of the buildings had no menu but I did notice they increased the max resources.</text:p>
      <text:p text:style-name="Standard"/>
      <text:p text:style-name="Standard">Q<text:span text:style-name="Default_20_Paragraph_20_Font"><text:span text:style-name="T1">4</text:span></text:span>: Were <text:span text:style-name="Default_20_Paragraph_20_Font"><text:span text:style-name="T1">there any issues with the buildings? </text:span></text:span></text:p>
      <text:p text:style-name="Standard"><text:span text:style-name="Default_20_Paragraph_20_Font"><text:span text:style-name="T1">I seemed to be able to place a building inside a tree, not sure if that was something that was supposed to happen? And what I said about the barracks. I'd expected that to be where I'd recruit new guys, it is in most other games but it didn't seem to do that either.</text:span></text:span></text:p>
      <text:p text:style-name="Standard"/>
      <text:p text:style-name="Standard">Q<text:span text:style-name="Default_20_Paragraph_20_Font"><text:span text:style-name="T1">5</text:span></text:span>: Did you encounter any bugs while playing? If so, what were they and what lead to them occuring?</text:p>
      <text:p text:style-name="Standard">One of the blue crafters got stuck on a house and I couldn't select him. Also there was a piece of what I think was ore on the floor that no-one wanted to pick up, even though they picked up the other things. When I double clicked on one of the buildings in the build menu I got a scaffold stuck in mid air. Also only one of the blue guys seemed to do anything at once even when there were multiple things to make-though they seemed to be the ones that make things. And I found out I could put a house at the bottom of a massive crack in the ground.</text:p>
      <text:p text:style-name="Standard"/>
      <text:p text:style-name="P1">Q6: Did you have any issues with the User Interface? If so, what were they?</text:p>
      <text:p text:style-name="Standard">I can apparently type into the menu that spawns people but it doesn't add to the number or let me spawn anyone. Also, the button that brings up that menu has no image, it just says button in a white square. Also the blacksmith menu has stats for the armour and weapons but there's a stat called work speed that doesn't seem to do anything and nothing increases it. I wasn't really sure what that was for. Also with the smith menu, I'd sometimes select things but it would select the option underneath the one I actually clicked on. The hunt selected thing was a bit confusing, the text didn't really stand out and it seems like I can't choose who I send out?</text:p>
      <text:p text:style-name="Standard"/>
      <text:p text:style-name="Standard">Q7: Did you enjoy the game? If so, which aspects?</text:p>
      <text:p text:style-name="Standard">I liked some of it, the dinosaur designs were neat especially the big noses on the four legged ones and the villagers were very cute though they're all steve apparently. </text:p>
      <text:p text:style-name="Standard"/>
      <text:p text:style-name="Standard">Q8: Was there anything you didn't enjoy? If so, which aspects?</text:p>
      <text:p text:style-name="Standard">There did seem to be a lot of things I didn't understand, and it kinda sucked when the big red guy ate three of my guys really early on.</text:p>
      <text:p text:style-name="Standard"/>
      <text:p text:style-name="Standard">Q9: Was there anything you couldn't understand? If so, what?</text:p>
      <text:p text:style-name="Standard">The barracks, not sure what that was doing and I'm not sure why only one blue guy ever seemed to <text:soft-page-break/>be working at once.</text:p>
      <text:p text:style-name="Standard"/>
      <text:p text:style-name="Standard">Q10: How long did you play for?</text:p>
      <text:p text:style-name="Standard">About half an hour I think</text:p>
      <text:p text:style-name="Standard"/>
      <text:p text:style-name="Standard">Q11: Anything else to add relating to the game that doesn't fit in the categories above?</text:p>
      <text:p text:style-name="Standard">Everyone seems to slide around like a bunch of action figures. It's funny but a bit strange. And the edge of some of the desert bits looked odd, like they were curved or something? Not sure how to expla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creator>Douglas Simpson</dc:creator>
    <meta:creation-date>2009-04-16T11:32:00Z</meta:creation-date>
    <dc:date>2018-04-03T22:29:25.50</dc:date>
    <meta:editing-cycles>15</meta:editing-cycles>
    <meta:editing-duration>PT58M39S</meta:editing-duration>
    <meta:document-statistic meta:table-count="0" meta:image-count="0" meta:object-count="0" meta:page-count="2" meta:paragraph-count="23" meta:word-count="749" meta:character-count="3819"/>
    <meta:user-defined meta:name="Info 1"/>
    <meta:user-defined meta:name="Info 2"/>
    <meta:user-defined meta:name="Info 3"/>
    <meta:user-defined meta:name="Info 4"/>
    <meta:template xlink:type="simple" xlink:actuate="onRequest" xlink:title="" xlink:href="../Testing%20Questionaire%20MKII.odt/Normal"/>
  </office:meta>
</office:document-meta>
</file>